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94210" officeooo:paragraph-rsid="00094210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officeooo:paragraph-rsid="00094210"/>
    </style:style>
    <style:style style:name="P3" style:family="paragraph" style:parent-style-name="Header">
      <style:paragraph-properties fo:text-align="center" style:justify-single-word="false"/>
      <style:text-properties officeooo:rsid="00094210" officeooo:paragraph-rsid="00094210"/>
    </style:style>
    <style:style style:name="P4" style:family="paragraph" style:parent-style-name="Header">
      <style:paragraph-properties fo:text-align="center" style:justify-single-word="false"/>
      <style:text-properties style:text-underline-style="none" fo:font-weight="normal" officeooo:paragraph-rsid="00094210" style:font-weight-asian="normal" style:font-weight-complex="normal"/>
    </style:style>
    <style:style style:name="P5" style:family="paragraph" style:parent-style-name="Standard">
      <style:text-properties fo:color="#3465a4" loext:opacity="100%"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color="#3465a4" loext:opacity="100%" fo:font-weight="bold" style:font-weight-asian="bold" style:font-weight-complex="bold"/>
    </style:style>
    <style:style style:name="P7" style:family="paragraph" style:parent-style-name="Standard">
      <style:text-properties fo:color="#3465a4" loext:opacity="100%" fo:font-weight="bold" officeooo:rsid="000ae924" officeooo:paragraph-rsid="000ae924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0e84ce" officeooo:paragraph-rsid="000e84ce" style:font-weight-asian="bold" style:font-weight-complex="bold"/>
    </style:style>
    <style:style style:name="P10" style:family="paragraph" style:parent-style-name="Standard">
      <style:text-properties fo:font-weight="bold" officeooo:rsid="000e84ce" officeooo:paragraph-rsid="000e84ce" style:font-weight-asian="bold" style:font-weight-complex="bold"/>
    </style:style>
    <style:style style:name="P11" style:family="paragraph" style:parent-style-name="Standard">
      <style:text-properties officeooo:paragraph-rsid="00094210"/>
    </style:style>
    <style:style style:name="P12" style:family="paragraph" style:parent-style-name="Standard">
      <style:text-properties officeooo:paragraph-rsid="000ae924"/>
    </style:style>
    <style:style style:name="P13" style:family="paragraph" style:parent-style-name="Standard">
      <style:text-properties officeooo:rsid="000ae924" officeooo:paragraph-rsid="000ae924"/>
    </style:style>
    <style:style style:name="P14" style:family="paragraph" style:parent-style-name="Standard">
      <style:text-properties officeooo:rsid="000ae924" officeooo:paragraph-rsid="000cb8b3"/>
    </style:style>
    <style:style style:name="P15" style:family="paragraph" style:parent-style-name="Standard">
      <style:text-properties fo:font-weight="normal" officeooo:rsid="000ae924" officeooo:paragraph-rsid="000ae924" style:font-weight-asian="normal" style:font-weight-complex="normal"/>
    </style:style>
    <style:style style:name="P16" style:family="paragraph" style:parent-style-name="Standard">
      <style:text-properties fo:font-weight="normal" officeooo:paragraph-rsid="00094210" style:font-weight-asian="normal" style:font-weight-complex="normal"/>
    </style:style>
    <style:style style:name="P17" style:family="paragraph" style:parent-style-name="Standard">
      <style:text-properties fo:font-weight="normal" officeooo:paragraph-rsid="000ae924" style:font-weight-asian="normal" style:font-weight-complex="normal"/>
    </style:style>
    <style:style style:name="P18" style:family="paragraph" style:parent-style-name="Standard">
      <style:text-properties fo:font-weight="normal" officeooo:rsid="000e84ce" officeooo:paragraph-rsid="000e84ce" style:font-weight-asian="normal" style:font-weight-complex="normal"/>
    </style:style>
    <style:style style:name="P19" style:family="paragraph" style:parent-style-name="Standard">
      <style:text-properties fo:font-weight="normal" officeooo:rsid="0010afec" officeooo:paragraph-rsid="0010afec" style:font-weight-asian="normal" style:font-weight-complex="normal"/>
    </style:style>
    <style:style style:name="P20" style:family="paragraph" style:parent-style-name="Standard">
      <style:text-properties officeooo:paragraph-rsid="000cb8b3"/>
    </style:style>
    <style:style style:name="P21" style:family="paragraph" style:parent-style-name="Standard">
      <style:text-properties officeooo:rsid="000e84ce" officeooo:paragraph-rsid="000e84ce"/>
    </style:style>
    <style:style style:name="P22" style:family="paragraph" style:parent-style-name="Standard">
      <style:text-properties officeooo:paragraph-rsid="000e84ce"/>
    </style:style>
    <style:style style:name="P23" style:family="paragraph" style:parent-style-name="Standard">
      <style:text-properties fo:color="#000000" loext:opacity="100%" fo:font-weight="normal" officeooo:rsid="000e84ce" officeooo:paragraph-rsid="000e84ce" style:font-weight-asian="normal" style:font-weight-complex="normal"/>
    </style:style>
    <style:style style:name="T1" style:family="text">
      <style:text-properties officeooo:rsid="00094210"/>
    </style:style>
    <style:style style:name="T2" style:family="text">
      <style:text-properties fo:font-variant="normal" fo:text-transform="none" fo:color="#bdc1c6" loext:opacity="100%" style:font-name="Google Sans" fo:font-size="10.5pt" fo:letter-spacing="normal" fo:font-style="normal" fo:font-weight="normal"/>
    </style:style>
    <style:style style:name="T3" style:family="text">
      <style:text-properties officeooo:rsid="000ae924"/>
    </style:style>
    <style:style style:name="T4" style:family="text">
      <style:text-properties officeooo:rsid="0005d1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4210" style:font-weight-asian="bold" style:font-weight-complex="bold"/>
    </style:style>
    <style:style style:name="T7" style:family="text">
      <style:text-properties fo:font-weight="bold" officeooo:rsid="000ae924" style:font-weight-asian="bold" style:font-weight-complex="bold"/>
    </style:style>
    <style:style style:name="T8" style:family="text">
      <style:text-properties fo:font-weight="bold" officeooo:rsid="000cb8b3" style:font-weight-asian="bold" style:font-weight-complex="bold"/>
    </style:style>
    <style:style style:name="T9" style:family="text">
      <style:text-properties fo:font-weight="bold" officeooo:rsid="000e84ce" style:font-weight-asian="bold" style:font-weight-complex="bold"/>
    </style:style>
    <style:style style:name="T10" style:family="text">
      <style:text-properties fo:color="#3465a4" loext:opacity="100%" fo:font-weight="bold" style:font-weight-asian="bold" style:font-weight-complex="bold"/>
    </style:style>
    <style:style style:name="T11" style:family="text">
      <style:text-properties fo:color="#3465a4" loext:opacity="100%" fo:font-weight="bold" officeooo:rsid="000ae924" style:font-weight-asian="bold" style:font-weight-complex="bold"/>
    </style:style>
    <style:style style:name="T12" style:family="text">
      <style:text-properties fo:color="#3465a4" loext:opacity="100%" fo:font-weight="bold" officeooo:rsid="000cb8b3" style:font-weight-asian="bold" style:font-weight-complex="bold"/>
    </style:style>
    <style:style style:name="T13" style:family="text">
      <style:text-properties fo:color="#3465a4" loext:opacity="100%" fo:font-weight="bold" officeooo:rsid="000e84ce" style:font-weight-asian="bold" style:font-weight-complex="bold"/>
    </style:style>
    <style:style style:name="T14" style:family="text">
      <style:text-properties fo:color="#3465a4" loext:opacity="100%" fo:font-weight="bold" officeooo:rsid="0014d73a" style:font-weight-asian="bold" style:font-weight-complex="bold"/>
    </style:style>
    <style:style style:name="T15" style:family="text">
      <style:text-properties fo:color="#3465a4" loext:opacity="100%" style:text-position="0% 100%" fo:font-weight="bold" style:font-weight-asian="bold" style:font-weight-complex="bold"/>
    </style:style>
    <style:style style:name="T16" style:family="text">
      <style:text-properties fo:color="#3465a4" loext:opacity="100%" style:text-position="0% 100%" fo:font-weight="bold" officeooo:rsid="000cb8b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94210" style:font-weight-asian="normal" style:font-weight-complex="normal"/>
    </style:style>
    <style:style style:name="T19" style:family="text">
      <style:text-properties fo:font-weight="normal" officeooo:rsid="000ae924" style:font-weight-asian="normal" style:font-weight-complex="normal"/>
    </style:style>
    <style:style style:name="T20" style:family="text">
      <style:text-properties fo:font-weight="normal" officeooo:rsid="000e84ce" style:font-weight-asian="normal" style:font-weight-complex="normal"/>
    </style:style>
    <style:style style:name="T21" style:family="text">
      <style:text-properties fo:font-weight="normal" officeooo:rsid="0010afec" style:font-weight-asian="normal" style:font-weight-complex="normal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weight="normal" style:font-weight-asian="normal" style:font-weight-complex="normal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bf0041" loext:opacity="100%" fo:font-weight="bold" officeooo:rsid="000ae924" style:font-weight-asian="bold" style:font-weight-complex="bold"/>
    </style:style>
    <style:style style:name="T26" style:family="text">
      <style:text-properties fo:color="#bf0041" loext:opacity="100%" fo:font-weight="bold" officeooo:rsid="00094210" style:font-weight-asian="bold" style:font-weight-complex="bold"/>
    </style:style>
    <style:style style:name="T27" style:family="text">
      <style:text-properties fo:color="#bf0041" loext:opacity="100%" fo:font-weight="bold" officeooo:rsid="000e84ce" style:font-weight-asian="bold" style:font-weight-complex="bold"/>
    </style:style>
    <style:style style:name="T28" style:family="text">
      <style:text-properties fo:color="#bf0041" loext:opacity="100%" fo:font-weight="bold" officeooo:rsid="000cb8b3" style:font-weight-asian="bold" style:font-weight-complex="bold"/>
    </style:style>
    <style:style style:name="T29" style:family="text">
      <style:text-properties fo:color="#bf0041" loext:opacity="100%" style:text-underline-style="none" fo:font-weight="bold" style:font-weight-asian="bold" style:font-weight-complex="bold"/>
    </style:style>
    <style:style style:name="T30" style:family="text">
      <style:text-properties fo:color="#bf0041" loext:opacity="100%" style:text-underline-style="none" fo:font-weight="bold" officeooo:rsid="0013101f" style:font-weight-asian="bold" style:font-weight-complex="bold"/>
    </style:style>
    <style:style style:name="T31" style:family="text">
      <style:text-properties officeooo:rsid="000ad2e4"/>
    </style:style>
    <style:style style:name="T32" style:family="text">
      <style:text-properties style:text-position="super 58%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weight="bold" style:font-weight-asian="bold" style:font-weight-complex="bold"/>
    </style:style>
    <style:style style:name="T35" style:family="text">
      <style:text-properties style:text-position="0% 100%" fo:font-weight="normal" style:font-weight-asian="normal" style:font-weight-complex="normal"/>
    </style:style>
    <style:style style:name="T36" style:family="text">
      <style:text-properties officeooo:rsid="000e84ce"/>
    </style:style>
    <style:style style:name="T37" style:family="text">
      <style:text-properties officeooo:rsid="0010a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1. </text:span>A partir de la dirección IP 172.18.71.2/21, ¿cuál es la dirección de red y de difusión a la</text:p>
      <text:p text:style-name="P5">que pertenece dicha interfaz?. ¿Cuántas direcciones IP están disponibles en esta red, y</text:p>
      <text:p text:style-name="P5">cuáles serían?</text:p>
      <text:p text:style-name="Standard"/>
      <text:p text:style-name="Standard"><text:span text:style-name="T5">Dirección de host</text:span>: <text:span text:style-name="T22">10101100.00010010.</text:span><text:span text:style-name="T24">01000</text:span><text:span text:style-name="T22">111.00000010</text:span> <text:span text:style-name="T17">(</text:span><text:span text:style-name="T10">172.18.71.2</text:span><text:span text:style-name="T17">)</text:span></text:p>
      <text:p text:style-name="Standard"><text:span text:style-name="T5">Máscara de red (/21):</text:span> 11111111.11111111.<text:span text:style-name="T24">11111</text:span>000.00000000 (<text:span text:style-name="T24">255.255.248.0</text:span>)</text:p>
      <text:p text:style-name="Standard"><text:span text:style-name="T5">Dirección de red</text:span> = (dirección de host) AND (máscara de red), luego será:</text:p>
      <text:p text:style-name="Standard"/>
      <text:p text:style-name="Standard"><text:span text:style-name="T5">Dirección de red:</text:span> 10101100.00010010.01000000.00000000 -&gt; 172.18.64.0</text:p>
      <text:p text:style-name="Standard"><text:span text:style-name="T5">Dirección difusión</text:span> = bits de la dirección de red + resto de bits a 1</text:p>
      <text:p text:style-name="Standard"><text:span text:style-name="T5">Dirección difusión:</text:span> 10101100.00010010.01000111.1111111 -&gt;</text:p>
      <text:p text:style-name="Standard">172.18.71.255</text:p>
      <text:p text:style-name="Standard"/>
      <text:p text:style-name="Standard"><text:span text:style-name="T5">Se disponen 32 - 21 = 11 bits</text:span> para numerar las interfaces de red, pero hay que restar 2 direcciones reservadas: <text:span text:style-name="T5">la de red y la difusión.</text:span></text:p>
      <text:p text:style-name="P8"/>
      <text:p text:style-name="P8">Luego tendremos 211 - 2 = 2048 - 2 = 2046 interfaces distintas que van desde:</text:p>
      <text:p text:style-name="Standard">10101100.00010010.01000000.00000000 <text:span text:style-name="T5">(172.18.64.0) Direc</text:span><text:span text:style-name="T6">ción </text:span><text:span text:style-name="T5">de red (reservada)</text:span></text:p>
      <text:p text:style-name="Standard">10101100.00010010.01000000.00000001<text:span text:style-name="T5"> (172.18.64.1) dirección 1ª</text:span></text:p>
      <text:p text:style-name="Standard">10101100.00010010.01000000.00000010 <text:span text:style-name="T5">(172.18.64.2) dirección 2ª</text:span></text:p>
      <text:p text:style-name="Standard">10101100.00010010.01000000.00000011 <text:span text:style-name="T5">(172.18.64.3) dirección 3ª</text:span></text:p>
      <text:p text:style-name="Standard">10101100.00010010.01000000.00000100 <text:span text:style-name="T5">(172.18.64.4) dirección 4ª</text:span></text:p>
      <text:p text:style-name="P11">.</text:p>
      <text:p text:style-name="P11">.</text:p>
      <text:p text:style-name="P8"><text:span text:style-name="T17">10101100.00010010.01000111.11111110</text:span> (172.18.71.254) Última. Dirección 2046ª</text:p>
      <text:p text:style-name="P8"><text:span text:style-name="T17">10101100.00010010.01000111.11111111</text:span> (172.18.71.255) Dir. difusión (reservada)</text:p>
      <text:p text:style-name="Standard"/>
      <text:p text:style-name="P5">2. A partir de la dirección IP 192.168.108.20/28, ¿cuál es la dirección de red y de difusión</text:p>
      <text:p text:style-name="P5">a la que pertenece dicha interfaz?. ¿Cuántas direcciones IP están disponibles en esta red,</text:p>
      <text:p text:style-name="P5">y cuáles serían?</text:p>
      <text:p text:style-name="P12"><text:span text:style-name="T5">Dirección de host</text:span>: 11000000.10101000.1101100.<text:span text:style-name="T25">000</text:span><text:span text:style-name="T24">1</text:span>0100 <text:span text:style-name="T17">(</text:span><text:span text:style-name="T10">192.168.108.20</text:span><text:span text:style-name="T17">)</text:span></text:p>
      <text:p text:style-name="P11"><text:span text:style-name="T5">Máscara de red (/2</text:span><text:span text:style-name="T7">8</text:span><text:span text:style-name="T5">):</text:span> 11111111.11111111.11111<text:span text:style-name="T31">111</text:span>.<text:span text:style-name="T24">1111</text:span>0000 (<text:span text:style-name="T29">255.255.</text:span><text:span text:style-name="T30">255</text:span><text:span text:style-name="T29">.</text:span><text:span text:style-name="T30">24</text:span><text:span text:style-name="T29">0</text:span>)</text:p>
      <text:p text:style-name="P16"/>
      <text:p text:style-name="P13"><text:span text:style-name="T17">La dirección IP </text:span><text:span text:style-name="T5">pertenece a la red 1</text:span><text:span text:style-name="T17"> por lo tanto su dirección de red y de difusión son :</text:span></text:p>
      <text:p text:style-name="P12"><text:span text:style-name="T7">Dirección de red</text:span><text:span text:style-name="T19"> = </text:span><text:span text:style-name="T18">11000000.10101000.1101100.</text:span><text:span text:style-name="T25">000</text:span><text:span text:style-name="T26">1</text:span><text:span text:style-name="T18">0</text:span><text:span text:style-name="T19">0</text:span><text:span text:style-name="T18">00 </text:span><text:span text:style-name="T19">= <text:s/></text:span><text:span text:style-name="T11">192.168.108.16</text:span></text:p>
      <text:p text:style-name="P12"><text:span text:style-name="T7">Dirección de difusión</text:span><text:span text:style-name="T19"> <text:s/>= <text:s/>11000000.10101000.1101100.</text:span><text:span text:style-name="T25">0001</text:span><text:span text:style-name="T19">1111</text:span><text:span text:style-name="T25"> </text:span><text:span text:style-name="T19">=</text:span><text:span text:style-name="T25"> </text:span><text:span text:style-name="T11">192.168.108.31</text:span></text:p>
      <text:p text:style-name="P13">Quedarían libres 4 bits para hosts por lo tanto 2<text:span text:style-name="T32">4</text:span><text:span text:style-name="T33"> = 16 -2 = </text:span><text:span text:style-name="T34">14 hosts libres para cada subred, </text:span><text:span text:style-name="T35">comprendidas entre la </text:span><text:span text:style-name="T15">192.168.108.17 y 192.168.108.30 </text:span><text:span text:style-name="T16">para la red 1</text:span></text:p>
      <text:p text:style-name="P13"/>
      <text:p text:style-name="P5"/>
      <text:p text:style-name="P6">3. A partir de la dirección IP 192.168.108.20/255.255.255.128, ¿cuál es la dirección de red</text:p>
      <text:p text:style-name="P5">y de difusión a la que pertenece dicha interfaz?. ¿Cuántas direcciones IP están</text:p>
      <text:p text:style-name="P5">disponibles en esta red, y cuáles serían?</text:p>
      <text:p text:style-name="P12"><text:span text:style-name="T5">Dirección de host</text:span>: 11000000.10101000.1101100.<text:span text:style-name="T24">0</text:span>0010100 <text:span text:style-name="T17">(</text:span><text:span text:style-name="T10">192.168.108.20</text:span><text:span text:style-name="T17">)</text:span></text:p>
      <text:p text:style-name="P12"><text:span text:style-name="T5">Máscara de red (/2</text:span><text:span text:style-name="T8">5</text:span><text:span text:style-name="T5">):</text:span> 11111111.11111111.11111<text:span text:style-name="T31">111</text:span>.<text:span text:style-name="T24">1</text:span>0000000 (<text:span text:style-name="T24">255.255.2</text:span><text:span text:style-name="T25">55.128</text:span>)</text:p>
      <text:p text:style-name="P17"/>
      <text:p text:style-name="P13"><text:span text:style-name="T17">La dirección IP </text:span><text:span text:style-name="T5">pertenece a la red 0</text:span><text:span text:style-name="T17"> por lo tanto su dirección de red y difusión son:</text:span></text:p>
      <text:p text:style-name="P12"><text:span text:style-name="T7">Dirección de red</text:span><text:span text:style-name="T19"> = </text:span><text:span text:style-name="T18">11000000.10101000.1101100.</text:span><text:span text:style-name="T26">0</text:span><text:span text:style-name="T18">00</text:span><text:span text:style-name="T19">0</text:span><text:span text:style-name="T18">0000 </text:span><text:span text:style-name="T19">= <text:s/></text:span><text:span text:style-name="T11"><text:s/>192.168.108.0</text:span></text:p>
      <text:p text:style-name="P12"><text:span text:style-name="T5">Dirección de difusión</text:span><text:span text:style-name="T17"> <text:s/>= <text:s/>11000000.10101000.1101100.</text:span><text:span text:style-name="T26">0</text:span><text:span text:style-name="T17">11</text:span><text:span text:style-name="T18">111</text:span><text:span text:style-name="T17">11</text:span><text:span text:style-name="T24"> </text:span><text:span text:style-name="T17">=</text:span><text:span text:style-name="T24"> </text:span><text:span text:style-name="T10">192.168.108.127</text:span></text:p>
      <text:p text:style-name="Standard"/>
      <text:p text:style-name="P13">Tenemos 7 bits para host por lo tanto 2<text:span text:style-name="T32">7</text:span><text:span text:style-name="T33"> = 128 - 2 = </text:span><text:span text:style-name="T34">126 hosts libres para cada subred,</text:span></text:p>
      <text:p text:style-name="P15"><text:span text:style-name="T33">que van comprendidas entre </text:span><text:span text:style-name="T15">192.168.108.1 y 192.168.108.126 </text:span><text:span text:style-name="T16">para la red 0</text:span></text:p>
      <text:p text:style-name="Standard"/>
      <text:p text:style-name="P5">4. A partir de la dirección IP 192.168.108.148/255.255.255.128, ¿cuál es la dirección de</text:p>
      <text:p text:style-name="P5">red y de difusión a la que pertenece dicha interfaz?. ¿Cuántas direcciones IP están</text:p>
      <text:p text:style-name="P5">disponibles en esta red, y cuáles serían?</text:p>
      <text:p text:style-name="P12"><text:span text:style-name="T5">Dirección de host</text:span>: 11000000.10101000.1101100.<text:span text:style-name="T24">1</text:span>0010100 <text:span text:style-name="T17">(</text:span><text:span text:style-name="T10">192.168.108.148</text:span><text:span text:style-name="T17">)</text:span></text:p>
      <text:p text:style-name="P12"><text:span text:style-name="T5">Máscara de red (/2</text:span><text:span text:style-name="T8">5</text:span><text:span text:style-name="T5">):</text:span> 11111111.11111111.11111<text:span text:style-name="T31">111</text:span>.<text:span text:style-name="T24">1</text:span>0000000 (<text:span text:style-name="T24">255.255.2</text:span><text:span text:style-name="T25">55.128</text:span>)</text:p>
      <text:p text:style-name="Standard"/>
      <text:p text:style-name="P13"><text:span text:style-name="T17">La dirección IP </text:span><text:span text:style-name="T5">pertenece a la red 1</text:span><text:span text:style-name="T17"> por lo tanto su dirección de red y difusión son:</text:span></text:p>
      <text:p text:style-name="P12"><text:span text:style-name="T7">Dirección de red</text:span><text:span text:style-name="T19"> = </text:span><text:span text:style-name="T18">11000000.10101000.1101100.</text:span><text:span text:style-name="T25">1</text:span><text:span text:style-name="T18">00</text:span><text:span text:style-name="T19">0</text:span><text:span text:style-name="T18">0000 </text:span><text:span text:style-name="T19">= <text:s/></text:span><text:span text:style-name="T11">192.168.108.128</text:span></text:p>
      <text:p text:style-name="P12"><text:span text:style-name="T5">Dirección de difusión</text:span><text:span text:style-name="T17"> <text:s/>= <text:s/>11000000.10101000.1101100.</text:span><text:span text:style-name="T25">1</text:span><text:span text:style-name="T17">11</text:span><text:span text:style-name="T18">111</text:span><text:span text:style-name="T17">11</text:span><text:span text:style-name="T24"> </text:span><text:span text:style-name="T17">=</text:span><text:span text:style-name="T24"> </text:span><text:span text:style-name="T10">192.168.108.</text:span><text:span text:style-name="T11">255</text:span></text:p>
      <text:p text:style-name="P7"/>
      <text:p text:style-name="P13">Tenemos 7 bits para host por lo tanto 2<text:span text:style-name="T32">7</text:span><text:span text:style-name="T33"> = 128 - 2 = </text:span><text:span text:style-name="T34">126 hosts libres para cada subred,</text:span></text:p>
      <text:p text:style-name="P14">que van comprendidas entre <text:span text:style-name="T10">192.168.108.12</text:span><text:span text:style-name="T12">9</text:span> y <text:span text:style-name="T10">192.168.108.25</text:span><text:span text:style-name="T12">4 para la red 1</text:span></text:p>
      <text:p text:style-name="Standard"/>
      <text:p text:style-name="Standard"/>
      <text:p text:style-name="P5">5. Se dispone de una red local cuya dirección de red es 192.168.108.0/24, lo que nos</text:p>
      <text:p text:style-name="P5">permite disponer hasta 2<text:span text:style-name="T32">8</text:span> = 256 - 2 = 254 direcciones para los equipos de la red. Por</text:p>
      <text:p text:style-name="P5">necesidades de organización, se quiere transformar dicha red en 4 subredes distintas de</text:p>
      <text:p text:style-name="P5">tal forma que todas las IP de todos los equipos de las 4 subredes sigan comenzando por</text:p>
      <text:p text:style-name="P5">192.168.108. ¿Cuáles podrían ser dichas subredes, y qué rango direcciones de hosts</text:p>
      <text:p text:style-name="P5">estarían disponibles en cada subred?</text:p>
      <text:p text:style-name="P5"/>
      <text:p text:style-name="P20"><text:span text:style-name="T5">Dirección de </text:span><text:span text:style-name="T8">red</text:span>: 11000000.10101000.1101100.<text:span text:style-name="T36">00000000</text:span> <text:span text:style-name="T17">(</text:span><text:span text:style-name="T10">192.168.108.0</text:span><text:span text:style-name="T17">)</text:span></text:p>
      <text:p text:style-name="P20"><text:span text:style-name="T5">Máscara de red (/2</text:span><text:span text:style-name="T8">4</text:span><text:span text:style-name="T5">)</text:span>: 11111111.11111111.11111<text:span text:style-name="T31">111</text:span>.00000000 (<text:span text:style-name="T24">255.255.2</text:span><text:span text:style-name="T25">55.</text:span><text:span text:style-name="T28">0</text:span>)</text:p>
      <text:p text:style-name="P20"/>
      <text:p text:style-name="P21">Necesitamos 4 subredes, por lo tanto con 2 bits , obtendríamos la nueva mascara de subred, 2<text:span text:style-name="T32">2</text:span><text:span text:style-name="T33"> = 4</text:span></text:p>
      <text:p text:style-name="P21"><text:span text:style-name="T5">Nueva mascara de subred</text:span> = <text:s/>11111111.11111111.11111<text:span text:style-name="T31">111</text:span>.<text:span text:style-name="T24">11</text:span>000000 (<text:span text:style-name="T24">255.255.2</text:span><text:span text:style-name="T25">55.</text:span><text:span text:style-name="T28">192</text:span>)</text:p>
      <text:p text:style-name="P21">Tenemos 6 bits para hosts por lo tanto 2<text:span text:style-name="T32">6</text:span><text:span text:style-name="T33"> = 64 – 2 = </text:span><text:span text:style-name="T34">62 hosts para cada subred</text:span></text:p>
      <text:p text:style-name="P21"/>
      <text:p text:style-name="P9">Las nuevas direcciones de red serían : </text:p>
      <text:p text:style-name="P10"/>
      <text:p text:style-name="P21"><text:span text:style-name="T37">Red 0</text:span>.</text:p>
      <text:p text:style-name="P21"><text:span text:style-name="T5">Dirección de red</text:span> = 11000000.10101000.1101100.<text:span text:style-name="T24">00</text:span>000000 <text:span text:style-name="T17">(</text:span><text:span text:style-name="T10">192.168.108.0</text:span><text:span text:style-name="T17">)</text:span></text:p>
      <text:p text:style-name="P21"><text:span text:style-name="T5">Direcciones de hosts</text:span><text:span text:style-name="T17"> = <text:s/></text:span><text:span text:style-name="T10">192.168.108.1 - <text:s/>192.168.108.62</text:span></text:p>
      <text:p text:style-name="P21"><text:span text:style-name="T5">Dirección de difusión</text:span><text:span text:style-name="T17"> = 11000000.10101000.1101100.</text:span><text:span text:style-name="T24">00</text:span><text:span text:style-name="T23">111111 (</text:span><text:span text:style-name="T10">192.168.108.63</text:span><text:span text:style-name="T23">)</text:span></text:p>
      <text:p text:style-name="P23"/>
      <text:p text:style-name="P21"><text:span text:style-name="T21">Red 1</text:span><text:span text:style-name="T17">.</text:span></text:p>
      <text:p text:style-name="P21"><text:span text:style-name="T5">Dirección de red </text:span><text:span text:style-name="T17">= 11000000.10101000.1101100.</text:span><text:span text:style-name="T24">01</text:span><text:span text:style-name="T17">000000 (</text:span><text:span text:style-name="T10">192.168.108.64</text:span><text:span text:style-name="T17">)</text:span></text:p>
      <text:p text:style-name="P21"><text:span text:style-name="T5">Direcciones de hosts</text:span><text:span text:style-name="T17"> = <text:s/></text:span><text:span text:style-name="T10">192.168.108.6</text:span><text:span text:style-name="T14">5</text:span><text:span text:style-name="T10"> - <text:s/>192.168.108.126</text:span></text:p>
      <text:p text:style-name="P21"><text:span text:style-name="T5">Dirección de difusión</text:span><text:span text:style-name="T17"> = <text:s/>11000000.10101000.1101100.</text:span><text:span text:style-name="T24">01</text:span><text:span text:style-name="T23">111111</text:span><text:span text:style-name="T17"> (</text:span><text:span text:style-name="T10">192.168.108.127</text:span><text:span text:style-name="T17">)</text:span></text:p>
      <text:p text:style-name="P18"/>
      <text:p text:style-name="P19">Red 2.</text:p>
      <text:p text:style-name="P21"><text:span text:style-name="T5">Dirección de red</text:span><text:span text:style-name="T17"> = 11000000.10101000.1101100.</text:span><text:span text:style-name="T24">10</text:span><text:span text:style-name="T17">000000 (</text:span><text:span text:style-name="T10">192.168.108.128</text:span><text:span text:style-name="T17">)</text:span></text:p>
      <text:p text:style-name="P21"><text:span text:style-name="T5">Direcciones de hosts</text:span><text:span text:style-name="T17"> = <text:s/></text:span><text:span text:style-name="T10">192.168.108.129 - <text:s/>192.168.108.190</text:span></text:p>
      <text:p text:style-name="P21"><text:span text:style-name="T5">Dirección de difusión </text:span><text:span text:style-name="T17">= 11000000.10101000.1101100.</text:span><text:span text:style-name="T24">10</text:span><text:span text:style-name="T23">111111</text:span><text:span text:style-name="T17"> (</text:span><text:span text:style-name="T10">192.168.108.191</text:span><text:span text:style-name="T17">)</text:span></text:p>
      <text:p text:style-name="P21"/>
      <text:p text:style-name="P19">Red 3.</text:p>
      <text:p text:style-name="P21"><text:span text:style-name="T5">Dirección de red</text:span><text:span text:style-name="T17"> = 11000000.10101000.1101100.</text:span><text:span text:style-name="T24">11</text:span><text:span text:style-name="T17">000000 (</text:span><text:span text:style-name="T10">192.168.108.192</text:span><text:span text:style-name="T17">)</text:span></text:p>
      <text:p text:style-name="P21"><text:span text:style-name="T5">Direcciones de hosts</text:span><text:span text:style-name="T17"> = <text:s/></text:span><text:span text:style-name="T10">192.168.108.193 - <text:s/>192.168.108.254</text:span></text:p>
      <text:p text:style-name="P22"><text:span text:style-name="T9">Dirección de difusión</text:span><text:span text:style-name="T20"> = 11000000.10101000.1101100.</text:span><text:span text:style-name="T27">11</text:span><text:span text:style-name="T20">111111 (</text:span><text:span text:style-name="T13">192.168.108.255</text:span><text:span text:style-name="T20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94210" officeooo:paragraph-rsid="00094210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paragraph-rsid="00094210"/>
    </style:style>
    <style:style style:name="MP3" style:family="paragraph" style:parent-style-name="Header">
      <style:paragraph-properties fo:text-align="center" style:justify-single-word="false"/>
      <style:text-properties officeooo:rsid="00094210" officeooo:paragraph-rsid="00094210"/>
    </style:style>
    <style:style style:name="MP4" style:family="paragraph" style:parent-style-name="Header">
      <style:paragraph-properties fo:text-align="center" style:justify-single-word="false"/>
      <style:text-properties style:text-underline-style="none" fo:font-weight="normal" officeooo:paragraph-rsid="00094210" style:font-weight-asian="normal" style:font-weight-complex="normal"/>
    </style:style>
    <style:style style:name="MT1" style:family="text">
      <style:text-properties officeooo:rsid="00094210"/>
    </style:style>
    <style:style style:name="MT2" style:family="text">
      <style:text-properties fo:font-variant="normal" fo:text-transform="none" fo:color="#bdc1c6" loext:opacity="100%" style:font-name="Google Sans" fo:font-size="10.5pt" fo:letter-spacing="normal" fo:font-style="normal" fo:font-weight="normal"/>
    </style:style>
    <style:style style:name="MT3" style:family="text">
      <style:text-properties officeooo:rsid="000ae9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é Ángel Gómez Morillo</text:p>
        <text:p text:style-name="MP2"><text:span text:style-name="MT1">2</text:span><text:span text:style-name="MT2">º</text:span> <text:span text:style-name="MT1">Desarrollo Aplicaciones Web</text:span></text:p>
        <text:p text:style-name="MP3">Relación ejercicios subneting</text:p>
        <text:p text:style-name="MP4"><text:span text:style-name="MT3">página </text:span><text:span text:style-name="MT1"><text:page-number text:select-page="current">3</text:page-number></text:span><text:span text:style-name="MT1">/</text:span><text:span text:style-name="MT1"><text:page-count>3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21:32.371302413</meta:creation-date>
    <dc:date>2023-10-04T08:45:23.725869038</dc:date>
    <meta:editing-duration>PT2H19M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726" meta:character-count="5377" meta:non-whitespace-character-count="4711"/>
  </office:meta>
</office:document-meta>
</file>